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Experiment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4" table:default-cell-style-name="Default"/>
        <table:table-column table:style-name="co2" table:default-cell-style-name="ce6"/>
        <table:table-column table:style-name="co2" table:number-columns-repeated="35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Standard</text:p>
          </table:table-cell>
          <table:covered-table-cell/>
          <table:table-cell table:style-name="ce4" office:value-type="string" calcext:value-type="string" table:number-columns-spanned="6" table:number-rows-spanned="1">
            <text:p>Experiment 1 – Event timing experimenting</text:p>
          </table:table-cell>
          <table:covered-table-cell table:number-columns-repeated="5"/>
          <table:table-cell table:number-columns-repeated="35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office:value-type="string" calcext:value-type="string">
            <text:p>No Hprof</text:p>
          </table:table-cell>
          <table:table-cell office:value-type="string" calcext:value-type="string">
            <text:p>hprof</text:p>
          </table:table-cell>
          <table:table-cell office:value-type="string" calcext:value-type="string">
            <text:p>BCI events only</text:p>
          </table:table-cell>
          <table:table-cell office:value-type="string" calcext:value-type="string">
            <text:p>JVMTI events only</text:p>
          </table:table-cell>
          <table:table-cell office:value-type="string" calcext:value-type="string">
            <text:p>BCI no object init event</text:p>
          </table:table-cell>
          <table:table-cell table:style-name="ce2" office:value-type="string" calcext:value-type="string">
            <text:p>BCI no new array event</text:p>
          </table:table-cell>
          <table:table-cell table:style-name="ce2" office:value-type="string" calcext:value-type="string">
            <text:p>BCI no call event</text:p>
          </table:table-cell>
          <table:table-cell office:value-type="string" calcext:value-type="string">
            <text:p>BCI no return event</text:p>
          </table:table-cell>
          <table:table-cell table:number-columns-repeated="35"/>
        </table:table-row>
        <table:table-row table:style-name="ro1">
          <table:table-cell table:style-name="ce1" office:value-type="string" calcext:value-type="string">
            <text:p>Size – Smal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ize – Defaul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ize – Larg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1" office:value-type="string" calcext:value-type="string">
            <text:p>Explanation: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 table:number-columns-spanned="5" table:number-rows-spanned="1">
            <text:p>BCI events only: Removed events event_class_load, event_class_prepare, event_thread_start, event_thread_end and event_exception_catch callbacks.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JVMTI events only: Removed events event_object_init, event_newarray, event_call and event_return.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object init event: Remove object init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new array event: Remove new array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call event: Remove method call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BCI no return event: Remove return event</text:p>
          </table:table-cell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35"/>
        </table:table-row>
      </table:table>
      <table:table table:name="Experiment 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6"/>
        <table:table-column table:style-name="co2" table:number-columns-repeated="3" table:default-cell-style-name="Default"/>
        <table:table-column table:style-name="co2" table:default-cell-style-name="ce8"/>
        <table:table-column table:style-name="co2" table:number-columns-repeated="35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Standard</text:p>
          </table:table-cell>
          <table:covered-table-cell/>
          <table:table-cell table:style-name="ce4" office:value-type="string" calcext:value-type="string" table:number-columns-spanned="2" table:number-rows-spanned="1">
            <text:p>Experiment 2 – Event object init exploration</text:p>
          </table:table-cell>
          <table:covered-table-cell/>
          <table:table-cell table:number-columns-repeated="39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office:value-type="string" calcext:value-type="string">
            <text:p>No Hprof</text:p>
          </table:table-cell>
          <table:table-cell office:value-type="string" calcext:value-type="string">
            <text:p>hprof</text:p>
          </table:table-cell>
          <table:table-cell office:value-type="string" calcext:value-type="string">
            <text:p>Remove any allocation method</text:p>
          </table:table-cell>
          <table:table-cell office:value-type="string" calcext:value-type="string">
            <text:p>Remove get trace method and any allocated</text:p>
          </table:table-cell>
          <table:table-cell/>
          <table:table-cell table:style-name="ce2" table:number-columns-repeated="2"/>
          <table:table-cell table:number-columns-repeated="36"/>
        </table:table-row>
        <table:table-row table:style-name="ro1">
          <table:table-cell table:style-name="ce1" office:value-type="string" calcext:value-type="string">
            <text:p>Size – Smal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ize – Defaul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ize – Larg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1" office:value-type="string" calcext:value-type="string">
            <text:p>Explanation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 table:number-columns-spanned="5" table:number-rows-spanned="1">
            <text:p>Remove any allocation method: This method will remove the tagging of an objects and classes.</text:p>
          </table:table-cell>
          <table:covered-table-cell table:number-columns-repeated="2"/>
          <table:covered-table-cell table:number-columns-repeated="2" table:style-name="Default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Remove get trace method and any allocated: Reasons why trace method slows down: getStackTrace method found in the JVMTI is called, the trace is then found or created in the trace table. <text:s/>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7" office:value-type="string" calcext:value-type="string">
            <text:p>Write up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Talk about the tree solution to avoid the calls to the JVMTI and finding the trace.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</table:table>
      <table:table table:name="Experiment 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default-cell-style-name="ce6"/>
        <table:table-column table:style-name="co2" table:number-columns-repeated="3" table:default-cell-style-name="Default"/>
        <table:table-column table:style-name="co2" table:default-cell-style-name="ce8"/>
        <table:table-column table:style-name="co2" table:number-columns-repeated="35" table:default-cell-style-name="Default"/>
        <table:table-row table:style-name="ro1">
          <table:table-cell/>
          <table:table-cell table:style-name="ce3" office:value-type="string" calcext:value-type="string" table:number-columns-spanned="2" table:number-rows-spanned="1">
            <text:p>Standard</text:p>
          </table:table-cell>
          <table:covered-table-cell/>
          <table:table-cell table:style-name="ce4" office:value-type="string" calcext:value-type="string" table:number-columns-spanned="2" table:number-rows-spanned="1">
            <text:p>Experiment 3 – Tree method</text:p>
          </table:table-cell>
          <table:covered-table-cell/>
          <table:table-cell table:number-columns-repeated="39"/>
        </table:table-row>
        <table:table-row table:style-name="ro1">
          <table:table-cell table:style-name="ce1" office:value-type="string" calcext:value-type="string">
            <text:p>Library</text:p>
          </table:table-cell>
          <table:table-cell office:value-type="string" calcext:value-type="string">
            <text:p>No Hprof</text:p>
          </table:table-cell>
          <table:table-cell office:value-type="string" calcext:value-type="string">
            <text:p>hprof</text:p>
          </table:table-cell>
          <table:table-cell office:value-type="string" calcext:value-type="string">
            <text:p>Adding call/return BCI methods, events do nothing</text:p>
          </table:table-cell>
          <table:table-cell office:value-type="string" calcext:value-type="string">
            <text:p>Remove unneeded call/return method calls</text:p>
          </table:table-cell>
          <table:table-cell/>
          <table:table-cell table:style-name="ce2" table:number-columns-repeated="2"/>
          <table:table-cell table:number-columns-repeated="36"/>
        </table:table-row>
        <table:table-row table:style-name="ro1">
          <table:table-cell table:style-name="ce1" office:value-type="string" calcext:value-type="string">
            <text:p>Size – Small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ize – Defaul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>
          <table:table-cell table:style-name="ce1" office:value-type="string" calcext:value-type="string">
            <text:p>Size – Larg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vrora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tik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fo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jython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index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usearch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md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unflo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bean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radesoap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xalan</text:p>
          </table:table-cell>
          <table:table-cell table:number-columns-repeated="43"/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1" office:value-type="string" calcext:value-type="string">
            <text:p>Explanation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 table:number-columns-spanned="5" table:number-rows-spanned="1">
            <text:p>Adding call/return BCI methods, events do nothing: The call/return BCI methods are needed to build the tree. </text:p>
          </table:table-cell>
          <table:covered-table-cell table:number-columns-repeated="2"/>
          <table:covered-table-cell table:number-columns-repeated="2" table:style-name="Default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Remove unneeded call/return method calls: TODO: Check which methods to removed.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7" office:value-type="string" calcext:value-type="string">
            <text:p>Write Up: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 office:value-type="string" calcext:value-type="string">
            <text:p>Check the percentage of remove classes in Remove unneeded call/return method calls.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  <table:table-row table:style-name="ro1">
          <table:table-cell table:style-name="ce2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 style:data-style-name="N2" text:time-value="18:28:01.865521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4:55:13.888729654</meta:creation-date>
    <meta:generator>LibreOffice/5.1.6.2$Linux_X86_64 LibreOffice_project/10m0$Build-2</meta:generator>
    <dc:date>2018-03-12T20:54:21.575673036</dc:date>
    <meta:editing-duration>PT2H1M29S</meta:editing-duration>
    <meta:editing-cycles>19</meta:editing-cycles>
    <meta:document-statistic meta:table-count="3" meta:cell-count="159" meta:object-count="0"/>
  </office:meta>
</office:document-meta>
</file>